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90000025A2863F0433302BBCD.png" manifest:media-type="image/png"/>
  <manifest:file-entry manifest:full-path="Pictures/10000201000005E9000000DC7B19FBCAB58305DC.png" manifest:media-type="image/png"/>
  <manifest:file-entry manifest:full-path="Pictures/10000201000005E9000000DCA56427E721194F84.png" manifest:media-type="image/png"/>
  <manifest:file-entry manifest:full-path="Pictures/10000201000005E9000000DCEFABF5A7FFD541C0.png" manifest:media-type="image/png"/>
  <manifest:file-entry manifest:full-path="Pictures/10000201000006E80000027DB248AB91B246D51E.png" manifest:media-type="image/png"/>
  <manifest:file-entry manifest:full-path="Pictures/10000201000005E9000000DC91EA0435FBA3B6C8.png" manifest:media-type="image/png"/>
  <manifest:file-entry manifest:full-path="Pictures/10000201000005F60000039E85AD1D3ED8F7CF57.png" manifest:media-type="image/png"/>
  <manifest:file-entry manifest:full-path="Pictures/10000201000005E9000000DCD190AF5C23ECBA92.png" manifest:media-type="image/png"/>
  <manifest:file-entry manifest:full-path="Pictures/10000201000006D50000036D0212BCE7B6F5EFFA.png" manifest:media-type="image/png"/>
  <manifest:file-entry manifest:full-path="Pictures/10000201000005E90000025A3CE744BDD317D212.png" manifest:media-type="image/png"/>
  <manifest:file-entry manifest:full-path="Pictures/1000020100000690000001E889D8876D13564929.png" manifest:media-type="image/png"/>
  <manifest:file-entry manifest:full-path="Pictures/10000201000005E9000000DC2C73CC62F442829B.png" manifest:media-type="image/png"/>
  <manifest:file-entry manifest:full-path="Pictures/10000201000005E90000025AC36D2EDE52001BC9.png" manifest:media-type="image/png"/>
  <manifest:file-entry manifest:full-path="Pictures/10000201000005E9000000DCA000251B27F19200.png" manifest:media-type="image/png"/>
  <manifest:file-entry manifest:full-path="Pictures/10000201000006FF0000040243A7F0D47AC7EF26.png" manifest:media-type="image/png"/>
  <manifest:file-entry manifest:full-path="Pictures/10000201000006E6000003A6CA41C3994159009E.png" manifest:media-type="image/png"/>
  <manifest:file-entry manifest:full-path="Pictures/10000201000006FB0000027DE2DFBDCCE33B1E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37cm" svg:height="14.41cm" svg:x="1.254cm" svg:y="1.576cm">
          <draw:image xlink:href="Pictures/10000201000006E80000027DB248AB91B246D51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9.364cm" svg:height="20.056cm" svg:x="1.26cm" svg:y="1.508cm">
          <draw:image xlink:href="Pictures/10000201000006D50000036D0212BCE7B6F5EFF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2" draw:layer="layout" svg:width="39.491cm" svg:height="24.271cm" svg:x="1.26cm" svg:y="1.24cm">
          <draw:image xlink:href="Pictures/10000201000005F60000039E85AD1D3ED8F7CF5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9.37cm" svg:height="15.914cm" svg:x="1.381cm" svg:y="10.135cm">
          <draw:image xlink:href="Pictures/10000201000005E90000025AC36D2EDE52001BC9.png" xlink:type="simple" xlink:show="embed" xlink:actuate="onLoad">
            <text:p/>
          </draw:image>
        </draw:frame>
        <draw:frame draw:style-name="gr1" draw:text-style-name="P1" draw:layer="layout" svg:width="39.364cm" svg:height="5.815cm" svg:x="1.387cm" svg:y="1.535cm">
          <draw:image xlink:href="Pictures/10000201000005E9000000DC91EA0435FBA3B6C8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9.497cm" svg:height="15.914cm" svg:x="1.254cm" svg:y="1.342cm">
          <draw:image xlink:href="Pictures/10000201000005E90000025A2863F0433302BBCD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9.491cm" svg:height="15.914cm" svg:x="1.26cm" svg:y="1.381cm">
          <draw:image xlink:href="Pictures/10000201000005E90000025A3CE744BDD317D212.png" xlink:type="simple" xlink:show="embed" xlink:actuate="onLoad">
            <text:p/>
          </draw:image>
        </draw:frame>
        <draw:frame draw:style-name="gr1" draw:text-style-name="P1" draw:layer="layout" svg:width="39.237cm" svg:height="5.815cm" svg:x="1.514cm" svg:y="20.331cm">
          <draw:image xlink:href="Pictures/10000201000005E9000000DC7B19FBCAB58305DC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9.618cm" svg:height="11.618cm" svg:x="1.133cm" svg:y="1.383cm">
          <draw:image xlink:href="Pictures/1000020100000690000001E889D8876D13564929.png" xlink:type="simple" xlink:show="embed" xlink:actuate="onLoad">
            <text:p/>
          </draw:image>
        </draw:frame>
        <draw:frame draw:style-name="gr1" draw:text-style-name="P1" draw:layer="layout" svg:width="39.491cm" svg:height="5.815cm" svg:x="1.26cm" svg:y="17.383cm">
          <draw:image xlink:href="Pictures/10000201000005E9000000DCA000251B27F1920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9.364cm" svg:height="5.815cm" svg:x="1.26cm" svg:y="1.054cm">
          <draw:image xlink:href="Pictures/10000201000005E9000000DC2C73CC62F442829B.png" xlink:type="simple" xlink:show="embed" xlink:actuate="onLoad">
            <text:p/>
          </draw:image>
        </draw:frame>
        <draw:frame draw:style-name="gr1" draw:text-style-name="P1" draw:layer="layout" svg:width="39.624cm" svg:height="5.815cm" svg:x="1.376cm" svg:y="8.139cm">
          <draw:image xlink:href="Pictures/10000201000005E9000000DCEFABF5A7FFD541C0.png" xlink:type="simple" xlink:show="embed" xlink:actuate="onLoad">
            <text:p/>
          </draw:image>
        </draw:frame>
        <draw:frame draw:style-name="gr1" draw:text-style-name="P1" draw:layer="layout" svg:width="39.243cm" svg:height="5.815cm" svg:x="1.508cm" svg:y="15.359cm">
          <draw:image xlink:href="Pictures/10000201000005E9000000DCD190AF5C23ECBA92.png" xlink:type="simple" xlink:show="embed" xlink:actuate="onLoad">
            <text:p/>
          </draw:image>
        </draw:frame>
        <draw:frame draw:style-name="gr1" draw:text-style-name="P1" draw:layer="layout" svg:width="39.618cm" svg:height="5.815cm" svg:x="1.133cm" svg:y="22.617cm">
          <draw:image xlink:href="Pictures/10000201000005E9000000DCA56427E721194F84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39.624cm" svg:height="22.913cm" svg:x="1.254cm" svg:y="1.254cm">
          <draw:image xlink:href="Pictures/10000201000006FF0000040243A7F0D47AC7EF26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39.618cm" svg:height="14.257cm" svg:x="1.133cm" svg:y="1.381cm">
          <draw:image xlink:href="Pictures/10000201000006FB0000027DE2DFBDCCE33B1E1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2" draw:text-style-name="P2" draw:layer="layout" svg:width="39.497cm" svg:height="21.154cm" svg:x="1.254cm" svg:y="1.254cm">
          <draw:image xlink:href="Pictures/10000201000006E6000003A6CA41C399415900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04.566027869</meta:creation-date>
    <dc:date>2020-08-02T22:02:16.394608885</dc:date>
    <meta:editing-duration>P2DT20H7M41S</meta:editing-duration>
    <meta:editing-cycles>190</meta:editing-cycles>
    <meta:generator>LibreOffice/6.0.7.3$Linux_X86_64 LibreOffice_project/00m0$Build-3</meta:generator>
    <meta:print-date>2019-07-30T14:58:05.713166630</meta:print-date>
    <meta:document-statistic meta:object-count="17"/>
  </office:meta>
</office:document-meta>
</file>